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style:font-name="Arial" fo:font-size="18pt" style:text-underline-style="solid" style:text-underline-width="auto" style:text-underline-color="font-color" officeooo:rsid="001e98c0" officeooo:paragraph-rsid="001e98c0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color="#c9211e" style:font-name="Arial" fo:font-size="18pt" style:text-underline-style="solid" style:text-underline-width="auto" style:text-underline-color="font-color" officeooo:rsid="001e98c0" officeooo:paragraph-rsid="001e98c0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fo:color="#c9211e" style:font-name="Arial" fo:font-size="18pt" style:text-underline-style="none" officeooo:rsid="001e98c0" officeooo:paragraph-rsid="001e98c0" style:font-size-asian="18pt" style:font-size-complex="18pt"/>
    </style:style>
    <style:style style:name="P4" style:family="paragraph" style:parent-style-name="Standard">
      <style:paragraph-properties fo:text-align="start" style:justify-single-word="false"/>
      <style:text-properties fo:color="#3465a4" style:font-name="Arial" fo:font-size="18pt" style:text-underline-style="none" officeooo:rsid="001e98c0" officeooo:paragraph-rsid="001e98c0" style:font-size-asian="18pt" style:font-size-complex="18pt"/>
    </style:style>
    <style:style style:name="P5" style:family="paragraph" style:parent-style-name="Standard">
      <style:paragraph-properties fo:text-align="start" style:justify-single-word="false"/>
      <style:text-properties fo:color="#3465a4" style:font-name="Arial" fo:font-size="18pt" style:text-underline-style="none" officeooo:rsid="001ff692" officeooo:paragraph-rsid="001ff692" style:font-size-asian="18pt" style:font-size-complex="18pt"/>
    </style:style>
    <style:style style:name="P6" style:family="paragraph" style:parent-style-name="Standard">
      <style:paragraph-properties fo:text-align="start" style:justify-single-word="false"/>
      <style:text-properties fo:color="#3465a4" style:font-name="Arial" fo:font-size="18pt" style:text-underline-style="none" officeooo:rsid="001ff692" officeooo:paragraph-rsid="001ff692" style:font-size-asian="18pt" style:font-size-complex="18pt" loext:padding="0.049cm" loext:border="0.26pt solid #c9211e"/>
    </style:style>
    <style:style style:name="P7" style:family="paragraph" style:parent-style-name="Standard">
      <style:paragraph-properties fo:text-align="start" style:justify-single-word="false"/>
      <style:text-properties fo:color="#3465a4" style:font-name="Arial" fo:font-size="18pt" style:text-underline-style="none" officeooo:rsid="0020f015" officeooo:paragraph-rsid="0020f015" style:font-size-asian="18pt" style:font-size-complex="18pt" loext:padding="0.049cm" loext:border="none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style:text-underline-style="none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ffff00" loext:char-shading-value="0" loext:border-line-width-bottom="0.018cm 0.004cm 0.018cm" loext:padding="0.049cm" loext:border-left="none" loext:border-right="none" loext:border-top="none" loext:border-bottom="0.26pt double-thin #ff0000"/>
    </style:style>
    <style:style style:name="T4" style:family="text">
      <style:text-properties fo:background-color="#ffff00" loext:char-shading-value="0" loext:border-line-width-bottom="0.026cm 0.026cm 0.002cm" loext:padding="0.049cm" loext:border-left="none" loext:border-right="none" loext:border-top="none" loext:border-bottom="0.26pt double #ff0000"/>
    </style:style>
    <style:style style:name="T5" style:family="text">
      <style:text-properties loext:padding="0.049cm" loext:border="0.06pt solid #ff0000"/>
    </style:style>
    <style:style style:name="T6" style:family="text">
      <style:text-properties fo:color="#c9211e"/>
    </style:style>
    <style:style style:name="T7" style:family="text">
      <style:text-properties fo:color="#c9211e" officeooo:rsid="001ff692"/>
    </style:style>
    <style:style style:name="T8" style:family="text">
      <style:text-properties loext:padding="0.049cm" loext:border="0.06pt solid #c9211e"/>
    </style:style>
    <style:style style:name="T9" style:family="text">
      <style:text-properties officeooo:rsid="001ff692"/>
    </style:style>
    <style:style style:name="gr1" style:family="graphic">
      <style:graphic-properties svg:stroke-color="#c9211e" draw:fill="none" draw:textarea-vertical-align="middle" draw:auto-grow-height="false" fo:min-height="0.582cm" fo:min-width="5.32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c9211e" draw:fill="none" draw:textarea-vertical-align="middle" draw:auto-grow-height="false" fo:min-height="0.568cm" fo:min-width="5.6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c9211e" draw:fill="none" draw:textarea-vertical-align="middle" draw:auto-grow-height="false" fo:min-height="1.058cm" fo:min-width="2.39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ff0000" draw:fill="none" draw:textarea-vertical-align="middle" draw:auto-grow-height="false" fo:min-height="1.134cm" fo:min-width="5.3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éance 10<text:span text:style-name="T1"> : </text:span>Phrases simples et phrases complexes</text:p>
      <text:p text:style-name="P1"/>
      <text:p text:style-name="P2">Introduction :</text:p>
      <text:p text:style-name="P3">Pour reconnaître une phrase simple d’une phrase complexe, il faut distinguer les <text:span text:style-name="T2">PROPOSITIONS</text:span> qui composent cette phrase.</text:p>
      <text:p text:style-name="P3"/>
      <text:p text:style-name="P3">On appelle proposition un mot ou un groupe de mot dépendant d’un <text:span text:style-name="T4">verbe </text:span><text:span text:style-name="T3">conjugué</text:span>.</text:p>
      <text:p text:style-name="P3"><draw:custom-shape text:anchor-type="paragraph" draw:z-index="0" draw:name="Forme1" draw:style-name="gr4" draw:text-style-name="P8" svg:width="5.425cm" svg:height="1.258cm" svg:x="1.203cm" svg:y="0.446cm"><text:p/>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<draw:equation draw:name="f0" draw:formula="left+$0 "/><draw:equation draw:name="f1" draw:formula="top+$0 "/><draw:equation draw:name="f2" draw:formula="bottom-$0 "/><draw:equation draw:name="f3" draw:formula="right-$0 "/><draw:equation draw:name="f4" draw:formula="-(sin(45*(pi/180))*($0 -10800)-cos(45*(pi/180))*(0-10800))+10800"/><draw:equation draw:name="f5" draw:formula="?f4 -10800"/><draw:equation draw:name="f6" draw:formula="-$0 "/><draw:equation draw:name="f7" draw:formula="?f6 -?f5 "/><draw:equation draw:name="f8" draw:formula="left-?f7 "/><draw:equation draw:name="f9" draw:formula="top-?f7 "/><draw:equation draw:name="f10" draw:formula="right+?f7 "/><draw:equation draw:name="f11" draw:formula="bottom+?f7 "/><draw:equation draw:name="f12" draw:formula="left-?f5 "/><draw:equation draw:name="f13" draw:formula="top-?f5 "/><draw:equation draw:name="f14" draw:formula="right+?f5 "/><draw:equation draw:name="f15" draw:formula="bottom+?f5 "/><draw:handle draw:handle-position="$0 top" draw:handle-switched="true" draw:handle-range-x-minimum="0" draw:handle-range-x-maximum="10800"/></draw:enhanced-geometry></draw:custom-shape></text:p>
      <text:p text:style-name="P4">Ex : Comment <text:span text:style-name="T5">vas</text:span>-tu ?</text:p>
      <text:p text:style-name="P4"><text:tab/><text:tab/><text:tab/> <text:s text:c="3"/>V</text:p>
      <text:p text:style-name="P4"><draw:custom-shape text:anchor-type="paragraph" draw:z-index="1" draw:name="Forme2" draw:style-name="gr3" draw:text-style-name="P8" svg:width="2.514cm" svg:height="1.176cm" svg:x="1.055cm" svg:y="0.57cm"><text:p/>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<draw:equation draw:name="f0" draw:formula="left+$0 "/><draw:equation draw:name="f1" draw:formula="top+$0 "/><draw:equation draw:name="f2" draw:formula="bottom-$0 "/><draw:equation draw:name="f3" draw:formula="right-$0 "/><draw:equation draw:name="f4" draw:formula="-(sin(45*(pi/180))*($0 -10800)-cos(45*(pi/180))*(0-10800))+10800"/><draw:equation draw:name="f5" draw:formula="?f4 -10800"/><draw:equation draw:name="f6" draw:formula="-$0 "/><draw:equation draw:name="f7" draw:formula="?f6 -?f5 "/><draw:equation draw:name="f8" draw:formula="left-?f7 "/><draw:equation draw:name="f9" draw:formula="top-?f7 "/><draw:equation draw:name="f10" draw:formula="right+?f7 "/><draw:equation draw:name="f11" draw:formula="bottom+?f7 "/><draw:equation draw:name="f12" draw:formula="left-?f5 "/><draw:equation draw:name="f13" draw:formula="top-?f5 "/><draw:equation draw:name="f14" draw:formula="right+?f5 "/><draw:equation draw:name="f15" draw:formula="bottom+?f5 "/><draw:handle draw:handle-position="$0 top" draw:handle-switched="true" draw:handle-range-x-minimum="0" draw:handle-range-x-maximum="10800"/></draw:enhanced-geometry></draw:custom-shape><text:s text:c="18"/><text:span text:style-name="T6"><text:s/>Proposition</text:span></text:p>
      <text:p text:style-name="P4"><text:span text:style-name="T6"><text:s text:c="4"/></text:span><text:s text:c="3"/><text:span text:style-name="T8">Arrête</text:span> !</text:p>
      <text:p text:style-name="P4"><text:s text:c="11"/>V</text:p>
      <text:p text:style-name="P4"><text:s text:c="5"/><text:span text:style-name="T6">Proposition</text:span></text:p>
      <text:p text:style-name="P4"><draw:custom-shape text:anchor-type="paragraph" draw:z-index="2" draw:name="Forme3" draw:style-name="gr2" draw:text-style-name="P8" svg:width="5.721cm" svg:height="0.629cm" svg:x="0.727cm" svg:y="0.157cm"><text:p/>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<draw:equation draw:name="f0" draw:formula="left+$0 "/><draw:equation draw:name="f1" draw:formula="top+$0 "/><draw:equation draw:name="f2" draw:formula="bottom-$0 "/><draw:equation draw:name="f3" draw:formula="right-$0 "/><draw:equation draw:name="f4" draw:formula="-(sin(45*(pi/180))*($0 -10800)-cos(45*(pi/180))*(0-10800))+10800"/><draw:equation draw:name="f5" draw:formula="?f4 -10800"/><draw:equation draw:name="f6" draw:formula="-$0 "/><draw:equation draw:name="f7" draw:formula="?f6 -?f5 "/><draw:equation draw:name="f8" draw:formula="left-?f7 "/><draw:equation draw:name="f9" draw:formula="top-?f7 "/><draw:equation draw:name="f10" draw:formula="right+?f7 "/><draw:equation draw:name="f11" draw:formula="bottom+?f7 "/><draw:equation draw:name="f12" draw:formula="left-?f5 "/><draw:equation draw:name="f13" draw:formula="top-?f5 "/><draw:equation draw:name="f14" draw:formula="right+?f5 "/><draw:equation draw:name="f15" draw:formula="bottom+?f5 "/><draw:handle draw:handle-position="$0 top" draw:handle-switched="true" draw:handle-range-x-minimum="0" draw:handle-range-x-maximum="10800"/></draw:enhanced-geometry></draw:custom-shape><draw:custom-shape text:anchor-type="paragraph" draw:z-index="3" draw:name="Forme4" draw:style-name="gr1" draw:text-style-name="P8" svg:width="5.391cm" svg:height="0.646cm" svg:x="6.66cm" svg:y="0.157cm"><text:p/>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<draw:equation draw:name="f0" draw:formula="left+$0 "/><draw:equation draw:name="f1" draw:formula="top+$0 "/><draw:equation draw:name="f2" draw:formula="bottom-$0 "/><draw:equation draw:name="f3" draw:formula="right-$0 "/><draw:equation draw:name="f4" draw:formula="-(sin(45*(pi/180))*($0 -10800)-cos(45*(pi/180))*(0-10800))+10800"/><draw:equation draw:name="f5" draw:formula="?f4 -10800"/><draw:equation draw:name="f6" draw:formula="-$0 "/><draw:equation draw:name="f7" draw:formula="?f6 -?f5 "/><draw:equation draw:name="f8" draw:formula="left-?f7 "/><draw:equation draw:name="f9" draw:formula="top-?f7 "/><draw:equation draw:name="f10" draw:formula="right+?f7 "/><draw:equation draw:name="f11" draw:formula="bottom+?f7 "/><draw:equation draw:name="f12" draw:formula="left-?f5 "/><draw:equation draw:name="f13" draw:formula="top-?f5 "/><draw:equation draw:name="f14" draw:formula="right+?f5 "/><draw:equation draw:name="f15" draw:formula="bottom+?f5 "/><draw:handle draw:handle-position="$0 top" draw:handle-switched="true" draw:handle-range-x-minimum="0" draw:handle-range-x-maximum="10800"/></draw:enhanced-geometry></draw:custom-shape><text:span text:style-name="T6"><text:s text:c="3"/></text:span><text:s text:c="2"/>Les cours <text:span text:style-name="T8">sont</text:span> finis, je <text:span text:style-name="T8">rentre</text:span> chez moi.</text:p>
      <text:p text:style-name="P4"><text:s text:c="23"/><text:span text:style-name="T9">V <text:s text:c="20"/>V</text:span></text:p>
      <text:p text:style-name="P4"><text:s text:c="12"/><text:span text:style-name="T7">Proposition 1 <text:s text:c="6"/>proposition 2</text:span></text:p>
      <text:p text:style-name="P4"/>
      <text:p text:style-name="P4"/>
      <text:p text:style-name="P5"><text:span text:style-name="T6">Dans une phrase, il y a autant de proposition qu’il y a de verbe conjugué.</text:span></text:p>
      <text:p text:style-name="P6"><text:span text:style-name="T6">1 proposition ⇒ phrase simple</text:span></text:p>
      <text:p text:style-name="P6"><text:span text:style-name="T6">2 proposition ou + ⇒ phrase complexe</text:span></text:p>
      <text:p text:style-name="P6"><text:span text:style-name="T6"/></text:p>
      <text:p text:style-name="P7"><text:span text:style-name="T6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24T08:35:40.631000000</meta:creation-date>
    <dc:date>2020-11-24T08:55:57.375000000</dc:date>
    <meta:editing-duration>PT9M40S</meta:editing-duration>
    <meta:editing-cycles>2</meta:editing-cycles>
    <meta:generator>LibreOffice/6.4.6.2$Windows_X86_64 LibreOffice_project/0ce51a4fd21bff07a5c061082cc82c5ed232f115</meta:generator>
    <meta:document-statistic meta:table-count="0" meta:image-count="0" meta:object-count="0" meta:page-count="1" meta:paragraph-count="16" meta:word-count="93" meta:character-count="641" meta:non-whitespace-character-count="449"/>
  </office:meta>
</office:document-meta>
</file>